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8000000BA995CA390B4B979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202cm, 0cm, 0cm, -0.1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.565cm" svg:height="4.717cm" svg:x="8.5cm" svg:y="11.75cm">
          <draw:image xlink:href="Pictures/10000001000000A8000000BA995CA390B4B9796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8T11:45:41.100535655</meta:creation-date>
    <dc:date>2023-02-28T11:48:20.954472651</dc:date>
    <meta:editing-duration>PT2M40S</meta:editing-duration>
    <meta:editing-cycles>2</meta:editing-cycles>
    <meta:generator>LibreOffice/7.3.7.2$Linux_X86_64 LibreOffice_project/30$Build-2</meta:generator>
    <meta:document-statistic meta:object-count="1"/>
  </office:meta>
</office:document-meta>
</file>